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c863" officeooo:paragraph-rsid="0011c863"/>
    </style:style>
    <style:style style:name="P2" style:family="paragraph" style:parent-style-name="Standard">
      <style:text-properties officeooo:rsid="0013b331" officeooo:paragraph-rsid="0013b331"/>
    </style:style>
    <style:style style:name="P3" style:family="paragraph" style:parent-style-name="Standard">
      <style:text-properties officeooo:rsid="0014e89a" officeooo:paragraph-rsid="0014e89a"/>
    </style:style>
    <style:style style:name="P4" style:family="paragraph" style:parent-style-name="Standard">
      <style:text-properties officeooo:rsid="001699ff" officeooo:paragraph-rsid="001699ff"/>
    </style:style>
    <style:style style:name="P5" style:family="paragraph" style:parent-style-name="Standard">
      <style:text-properties officeooo:rsid="001775b9" officeooo:paragraph-rsid="001775b9"/>
    </style:style>
    <style:style style:name="P6" style:family="paragraph" style:parent-style-name="Standard">
      <style:text-properties officeooo:rsid="00196977" officeooo:paragraph-rsid="00196977"/>
    </style:style>
    <style:style style:name="P7" style:family="paragraph" style:parent-style-name="Standard">
      <style:text-properties officeooo:rsid="001a2af0" officeooo:paragraph-rsid="001a2af0"/>
    </style:style>
    <style:style style:name="P8" style:family="paragraph" style:parent-style-name="Standard">
      <style:text-properties officeooo:rsid="001bd16a" officeooo:paragraph-rsid="001bd16a"/>
    </style:style>
    <style:style style:name="P9" style:family="paragraph" style:parent-style-name="Standard">
      <style:text-properties officeooo:rsid="001bf20f" officeooo:paragraph-rsid="001bf20f"/>
    </style:style>
    <style:style style:name="P10" style:family="paragraph" style:parent-style-name="Standard">
      <style:text-properties officeooo:rsid="001c6e70" officeooo:paragraph-rsid="001c6e70"/>
    </style:style>
    <style:style style:name="P11" style:family="paragraph" style:parent-style-name="Standard">
      <style:text-properties officeooo:rsid="001d7be5" officeooo:paragraph-rsid="001d7be5"/>
    </style:style>
    <style:style style:name="P12" style:family="paragraph" style:parent-style-name="Standard">
      <style:text-properties officeooo:rsid="001bd16a" officeooo:paragraph-rsid="0020e128"/>
    </style:style>
    <style:style style:name="P13" style:family="paragraph">
      <style:paragraph-properties fo:text-align="center"/>
    </style:style>
    <style:style style:name="P14" style:family="paragraph">
      <loext:graphic-properties draw:fill-color="#ffffff"/>
      <style:paragraph-properties fo:text-align="center"/>
    </style:style>
    <style:style style:name="P15" style:family="paragraph">
      <loext:graphic-properties draw:fill-color="#ffffff"/>
      <style:paragraph-properties fo:text-align="center"/>
      <style:text-properties fo:font-style="italic" style:font-style-asian="italic" style:font-style-complex="italic"/>
    </style:style>
    <style:style style:name="P16" style:family="paragraph">
      <loext:graphic-properties draw:fill-color="#ffffff"/>
      <style:paragraph-properties fo:text-align="center"/>
      <style:text-properties fo:font-style="italic" style:text-underline-style="none" fo:font-weight="normal" style:font-style-asian="italic" style:font-weight-asian="normal" style:font-style-complex="italic" style:font-weight-complex="normal"/>
    </style:style>
    <style:style style:name="P17" style:family="paragraph">
      <style:text-properties fo:font-size="12pt"/>
    </style:style>
    <style:style style:name="T1" style:family="text">
      <style:text-properties officeooo:rsid="0013b331"/>
    </style:style>
    <style:style style:name="T2" style:family="text">
      <style:text-properties officeooo:rsid="0014e89a"/>
    </style:style>
    <style:style style:name="T3" style:family="text">
      <style:text-properties officeooo:rsid="00196977"/>
    </style:style>
    <style:style style:name="T4" style:family="text">
      <style:text-properties officeooo:rsid="001bf20f"/>
    </style:style>
    <style:style style:name="T5" style:family="text">
      <style:text-properties officeooo:rsid="001d7be5"/>
    </style:style>
    <style:style style:name="T6" style:family="text">
      <style:text-properties officeooo:rsid="001f237b"/>
    </style:style>
    <style:style style:name="T7" style:family="text">
      <style:text-properties officeooo:rsid="0020e128"/>
    </style:style>
    <style:style style:name="T8" style:family="text">
      <style:text-properties fo:font-style="italic" style:font-style-asian="italic" style:font-style-complex="italic"/>
    </style:style>
    <style:style style:name="T9" style:family="text">
      <style:text-properties fo:font-style="italic" style:text-underline-style="none" fo:font-weight="normal" style:font-style-asian="italic" style:font-weight-asian="normal" style:font-style-complex="italic" style:font-weight-complex="normal"/>
    </style:style>
    <style:style style:name="gr1" style:family="graphic">
      <style:graphic-properties draw:fill-color="#ffffff" draw:textarea-horizontal-align="justify" draw:textarea-vertical-align="middle" draw:auto-grow-height="false" fo:min-height="0.3138in" fo:min-width="0.4618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fo:min-height="0.4091in" fo:min-width="0.40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justify" draw:textarea-vertical-align="middle" draw:auto-grow-height="false" fo:min-height="0.4091in" fo:min-width="0.40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2382in" fo:min-width="0.231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7">++</text:span>Strutture dati dinamiche</text:p>
      <text:p text:style-name="P1"/>
      <text:p text:style-name="P1">Allocare e liberare memoria mentre il programma sta andando: allocazione dinamica della memoria.</text:p>
      <text:p text:style-name="P1">La complicazione riguarda il nome della variabile dinamica: sono anonime, quindi l'accesso a queste variabili avviene tramite un puntatore.</text:p>
      <text:p text:style-name="P1"/>
      <text:p text:style-name="P1">Viene creata da una funzione inclusa in &lt;stdlib.h&gt;.</text:p>
      <text:p text:style-name="P1"/>
      <text:p text:style-name="P2">typedef ... ... tipoDato;</text:p>
      <text:p text:style-name="P1">Creo una variabile <text:span text:style-name="T1">tipoDato </text:span>P = malloc(sizeof(tipoDato). *P = quello che è;</text:p>
      <text:p text:style-name="P2">Malloc trova nella memoria x byte liberi consecutivi e dice questi li riservo per questa variabile. Memorizza il suo indirizzo in P.</text:p>
      <text:p text:style-name="P2"><draw:custom-shape text:anchor-type="paragraph" draw:z-index="0" draw:name="Shape1" draw:style-name="gr1" draw:text-style-name="P14" svg:width="0.7067in" svg:height="0.4835in" svg:x="3.478in" svg:y="0.0299in"><text:p text:style-name="P13">[] <text:s text:c="2"/>[]</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P2">C'è la stack --&gt; [][][][][][][][] e la heap (mucchio):</text:p>
      <text:p text:style-name="P2"/>
      <text:p text:style-name="P2">Le variabili statiche, essendo globali, vengono allocate prima e quindi sono in cima alla stack, non vengono deallocate. LIFO = Last In First Out. Anche per le variabili automatiche.</text:p>
      <text:p text:style-name="P2">La heap viene usata per le variabili automatiche.</text:p>
      <text:p text:style-name="P2">Quando dealloco una variabile dinamica, 'P' = NULL. Anche NULL è definita in stdlib.h</text:p>
      <text:p text:style-name="P2"/>
      <text:p text:style-name="P2">Fenomeni sgraditi della heap: produzione di spazzatura (garbage production). La spazzatoora è qualcosa che occupa dello spazio ma non è utilizzabile<text:span text:style-name="T2">, è memoria occupata(allocata) ma non accessibile.</text:span></text:p>
      <text:p text:style-name="P2"><text:line-break/><text:span text:style-name="T2">P = malloc(sizeof(tipoDato)); Q = malloc(sizeof(tipoDato)); se scrivo P = Q; si può fare. Così il valore di P diventa l'indirizzo di Q. Ma la zona a cui P punta è occupata e non accessibile perché è parte di P.</text:span></text:p>
      <text:p text:style-name="P2"><draw:custom-shape text:anchor-type="paragraph" draw:z-index="1" draw:name="Shape2" draw:style-name="gr2" draw:text-style-name="P15" svg:width="0.4094in" svg:height="0.4094in" svg:x="0.628in" svg:y="0.0772in"><text:p text:style-name="P13"><text:span text:style-name="T8">void</text:span></text:p><draw:enhanced-geometry svg:viewBox="0 0 21600 21600" draw:type="rectangle" draw:enhanced-path="M 0 0 L 21600 0 21600 21600 0 21600 0 0 Z N"/></draw:custom-shape></text:p>
      <text:p text:style-name="P3"><draw:line text:anchor-type="paragraph" draw:z-index="3" draw:name="Shape3" draw:style-name="gr4" draw:text-style-name="P13" svg:x1="0.2925in" svg:y1="0.1382in" svg:x2="0.5827in" svg:y2="0.5248in"><text:p/></draw:line>P [ ] ---&gt; </text:p>
      <text:p text:style-name="P3"/>
      <text:p text:style-name="P3"><draw:custom-shape text:anchor-type="paragraph" draw:z-index="2" draw:name="Shape2" draw:style-name="gr3" draw:text-style-name="P14" svg:width="0.4094in" svg:height="0.4094in" svg:x="0.628in" svg:y="0.0898in"><text:p/><draw:enhanced-geometry svg:viewBox="0 0 21600 21600" draw:type="rectangle" draw:enhanced-path="M 0 0 L 21600 0 21600 21600 0 21600 0 0 Z N"/></draw:custom-shape><draw:line text:anchor-type="paragraph" draw:z-index="4" draw:name="Shape4" draw:style-name="gr4" draw:text-style-name="P13" svg:x1="0.5827in" svg:y1="0.0228in" svg:x2="0.5827in" svg:y2="0.1417in"><text:p/></draw:line><draw:line text:anchor-type="paragraph" draw:z-index="5" draw:name="Shape5" draw:style-name="gr4" draw:text-style-name="P13" svg:x1="0.4563in" svg:y1="0.1417in" svg:x2="0.5827in" svg:y2="0.1417in"><text:p/></draw:line></text:p>
      <text:p text:style-name="P3">Q [ ] ---&gt;</text:p>
      <text:p text:style-name="P3"/>
      <text:p text:style-name="P3"/>
      <text:p text:style-name="P3">Riferimenti fluttuanti (dangling references):</text:p>
      <text:p text:style-name="P3"/>
      <text:p text:style-name="P3">P = malloc(sizeof(tipoDato)), Q = malloc(tipeof(sizeDato)); free(P); P = Q; free(Q);</text:p>
      <text:p text:style-name="P3"><draw:custom-shape text:anchor-type="paragraph" draw:z-index="10" draw:name="Shape2" draw:style-name="gr2" draw:text-style-name="P16" svg:width="0.4094in" svg:height="0.4094in" svg:x="0.7693in" svg:y="0.172in"><text:p text:style-name="P13"><text:span text:style-name="T9">v</text:span><text:span text:style-name="T9">o</text:span><text:span text:style-name="T9">i</text:span><text:span text:style-name="T9">d</text:span></text:p><draw:enhanced-geometry svg:viewBox="0 0 21600 21600" draw:type="rectangle" draw:enhanced-path="M 0 0 L 21600 0 21600 21600 0 21600 0 0 Z N"/></draw:custom-shape></text:p>
      <text:p text:style-name="P3"><draw:line text:anchor-type="paragraph" draw:z-index="7" draw:name="Shape3" draw:style-name="gr4" draw:text-style-name="P13" svg:x1="0.2925in" svg:y1="0.1382in" svg:x2="0.5827in" svg:y2="0.5248in"><text:p/></draw:line>P [ ] --//-&gt;<text:tab/><text:tab/> P continua a puntare al quadrato di Q</text:p>
      <text:p text:style-name="P3"/>
      <text:p text:style-name="P3"><draw:custom-shape text:anchor-type="paragraph" draw:z-index="6" draw:name="Shape2" draw:style-name="gr3" draw:text-style-name="P14" svg:width="0.4094in" svg:height="0.4094in" svg:x="0.7693in" svg:y="0.0898in"><text:p/><draw:enhanced-geometry svg:viewBox="0 0 21600 21600" draw:type="rectangle" draw:enhanced-path="M 0 0 L 21600 0 21600 21600 0 21600 0 0 Z N"/></draw:custom-shape><draw:line text:anchor-type="paragraph" draw:z-index="8" draw:name="Shape4" draw:style-name="gr4" draw:text-style-name="P13" svg:x1="0.5827in" svg:y1="0.0228in" svg:x2="0.5827in" svg:y2="0.1417in"><text:p/></draw:line><draw:line text:anchor-type="paragraph" draw:z-index="9" draw:name="Shape5" draw:style-name="gr4" draw:text-style-name="P13" svg:x1="0.4563in" svg:y1="0.1417in" svg:x2="0.5827in" svg:y2="0.1417in"><text:p/></draw:line></text:p>
      <text:p text:style-name="P3">Q [ ] --//-&gt;</text:p>
      <text:p text:style-name="P3"/>
      <text:p text:style-name="P4">Struttura di una lista dinamica:</text:p>
      <text:p text:style-name="P4"/>
      <text:p text:style-name="P4">Lista<text:tab/><text:tab/> <text:s/>INFO<text:tab/><text:tab/> <text:s/>INFO</text:p>
      <text:p text:style-name="P4"><draw:custom-shape text:anchor-type="paragraph" draw:z-index="11" draw:name="Shape2" draw:style-name="gr3" draw:text-style-name="P14" svg:width="0.4094in" svg:height="0.4094in" svg:x="-0.0043in" svg:y="0.0898in"><text:p/><draw:enhanced-geometry svg:viewBox="0 0 21600 21600" draw:type="rectangle" draw:enhanced-path="M 0 0 L 21600 0 21600 21600 0 21600 0 0 Z N"/></draw:custom-shape><draw:custom-shape text:anchor-type="paragraph" draw:z-index="12" draw:name="Shape2" draw:style-name="gr3" draw:text-style-name="P14" svg:width="0.4094in" svg:height="0.4094in" svg:x="1.0752in" svg:y="0.0819in"><text:p/><draw:enhanced-geometry svg:viewBox="0 0 21600 21600" draw:type="rectangle" draw:enhanced-path="M 0 0 L 21600 0 21600 21600 0 21600 0 0 Z N"/></draw:custom-shape><draw:custom-shape text:anchor-type="paragraph" draw:z-index="13" draw:name="Shape2" draw:style-name="gr3" draw:text-style-name="P14" svg:width="0.4094in" svg:height="0.4094in" svg:x="-0.0043in" svg:y="0.0898in"><text:p/><draw:enhanced-geometry svg:viewBox="0 0 21600 21600" draw:type="rectangle" draw:enhanced-path="M 0 0 L 21600 0 21600 21600 0 21600 0 0 Z N"/></draw:custom-shape><draw:custom-shape text:anchor-type="paragraph" draw:z-index="14" draw:name="Shape2" draw:style-name="gr3" draw:text-style-name="P14" svg:width="0.4094in" svg:height="0.4094in" svg:x="2.1909in" svg:y="0.0744in"><text:p/><draw:enhanced-geometry svg:viewBox="0 0 21600 21600" draw:type="rectangle" draw:enhanced-path="M 0 0 L 21600 0 21600 21600 0 21600 0 0 Z N"/></draw:custom-shape><draw:line text:anchor-type="paragraph" draw:z-index="15" draw:name="Shape3" draw:style-name="gr4" draw:text-style-name="P13" svg:x1="1.0445in" svg:y1="0.3256in" svg:x2="1.4843in" svg:y2="0.3256in"><text:p/></draw:line><draw:line text:anchor-type="paragraph" draw:z-index="16" draw:name="Shape3" draw:style-name="gr4" draw:text-style-name="P13" svg:x1="2.1602in" svg:y1="0.3256in" svg:x2="2.6in" svg:y2="0.3256in"><text:p/></draw:line><draw:line text:anchor-type="paragraph" draw:z-index="17" draw:name="Shape3" draw:style-name="gr4" draw:text-style-name="P13" svg:x1="0.248in" svg:y1="0.3874in" svg:x2="1.2681in" svg:y2="0.1783in"><text:p/></draw:line><draw:line text:anchor-type="paragraph" draw:z-index="18" draw:name="Shape3" draw:style-name="gr4" draw:text-style-name="P13" svg:x1="1.4307in" svg:y1="0.3953in" svg:x2="2.4508in" svg:y2="0.1862in"><text:p/></draw:line><draw:custom-shape text:anchor-type="paragraph" draw:z-index="19" draw:name="Shape6" draw:style-name="gr5" draw:text-style-name="P17" svg:width="0.328in" svg:height="0.3358in" svg:x="0.078in" svg:y="0.1217i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text:p>
      <text:p text:style-name="P4"/>
      <text:p text:style-name="P4"/>
      <text:p text:style-name="P4"/>
      <text:p text:style-name="P4"><text:soft-page-break/>STRUCT EL { FLOAT INFO; STRUCT EL *PROX;}</text:p>
      <text:p text:style-name="P4">TYPEDEF STRUCT ELEMLISTA *LISTA</text:p>
      <text:p text:style-name="P4"/>
      <text:p text:style-name="P5">struct el {float info; struct el *prox;}</text:p>
      <text:p text:style-name="P5">typedef struct el elemlista;</text:p>
      <text:p text:style-name="P5">typedef elemlista * lista;</text:p>
      <text:p text:style-name="P5"/>
      <text:p text:style-name="P5">typedef struct el {float info; struct el *prox;}<text:span text:style-name="T6"> elemlista</text:span></text:p>
      <text:p text:style-name="P5">typedef elemlista *lista:</text:p>
      <text:p text:style-name="P5"/>
      <text:p text:style-name="P5">Inizializza</text:p>
      <text:p text:style-name="P5">Ricerca di un elemento in una lista dinamica</text:p>
      <text:p text:style-name="P5">Inserimento di un nuovo elemento in testa/coda/ordine</text:p>
      <text:p text:style-name="P5">Cancellazione di un elemento</text:p>
      <text:p text:style-name="P5"/>
      <text:p text:style-name="P5">(ListaVuota?)</text:p>
      <text:p text:style-name="P5"/>
      <text:p text:style-name="P5">typedef enum {false, true} bool;</text:p>
      <text:p text:style-name="P5"/>
      <text:p text:style-name="P5">bool <text:span text:style-name="T3">listaVuota(lista L)</text:span></text:p>
      <text:p text:style-name="P6">{ if (l == NULL) return true;</text:p>
      <text:p text:style-name="P6">else return false;</text:p>
      <text:p text:style-name="P6">}</text:p>
      <text:p text:style-name="P6"/>
      <text:p text:style-name="P6">Inizializza: lista inizializza(void){return NULL;}</text:p>
      <text:p text:style-name="P6"/>
      <text:p text:style-name="P7">Ricerca:</text:p>
      <text:p text:style-name="P7">elemlista *ricerca(lista L, <text:s/>float num)</text:p>
      <text:p text:style-name="P7">{</text:p>
      <text:p text:style-name="P7"><text:tab/>elemlista *cursore;</text:p>
      <text:p text:style-name="P7"><text:tab/>if (l = NULL)</text:p>
      <text:p text:style-name="P7"><text:tab/><text:tab/>return NULL;</text:p>
      <text:p text:style-name="P7"><text:tab/>cursore = L</text:p>
      <text:p text:style-name="P7"><text:tab/></text:p>
      <text:p text:style-name="P7"><text:tab/>while (cursore != NULL)</text:p>
      <text:p text:style-name="P7"><text:tab/>{</text:p>
      <text:p text:style-name="P7"><text:tab/><text:tab/>if (cursore-&gt;info==num) return cursore;</text:p>
      <text:p text:style-name="P7"><text:tab/><text:tab/>else cursore=cursore-&gt;prox;</text:p>
      <text:p text:style-name="P7"><text:tab/>}</text:p>
      <text:p text:style-name="P7"><text:tab/></text:p>
      <text:p text:style-name="P7"><text:tab/>return NULL;</text:p>
      <text:p text:style-name="P7">}</text:p>
      <text:p text:style-name="P7"/>
      <text:p text:style-name="P12"/>
      <text:p text:style-name="P12"/>
      <text:p text:style-name="P12"/>
      <text:p text:style-name="P12"/>
      <text:p text:style-name="P12"/>
      <text:p text:style-name="P12"/>
      <text:p text:style-name="P12"><text:soft-page-break/>Inserimento in testa</text:p>
      <text:p text:style-name="P8"/>
      <text:p text:style-name="P8">lista insInTesta(lista L, float num)</text:p>
      <text:p text:style-name="P8">{</text:p>
      <text:p text:style-name="P8"><text:tab/>elemlista *punt;</text:p>
      <text:p text:style-name="P8"><text:tab/>punt = malloc(sizeof(elemlista));</text:p>
      <text:p text:style-name="P8"><text:tab/>punt -&gt; info = num;</text:p>
      <text:p text:style-name="P8"><text:tab/>punt -&gt; prox = L;</text:p>
      <text:p text:style-name="P8"><text:tab/>L = punt;<text:span text:style-name="T4"> return L; (o direttamente return punt;)</text:span></text:p>
      <text:p text:style-name="P8"/>
      <text:p text:style-name="P9">Inserimento in ultima posizione (coda)<text:line-break/><text:line-break/>lista InsInCoda(lista L, float num)</text:p>
      <text:p text:style-name="P9">{</text:p>
      <text:p text:style-name="P9"><text:tab/>elemlista *punt;</text:p>
      <text:p text:style-name="P9"><text:tab/>if (L == NULL){punt = malloc(sizeof(elemlista)); punt-&gt;info=num;</text:p>
      <text:p text:style-name="P9"><text:tab/><text:tab/>punt-&gt;prox = NULL;</text:p>
      <text:p text:style-name="P10"><text:tab/><text:tab/>return punt;</text:p>
      <text:p text:style-name="P10"><text:tab/>}</text:p>
      <text:p text:style-name="P10"><text:tab/><text:span text:style-name="T5">L-&gt;prox=insInCoda(L-&gt;prox, num);</text:span></text:p>
      <text:p text:style-name="P11"><text:tab/>return L;</text:p>
      <text:p text:style-name="P11">}</text:p>
      <text:p text:style-name="P9"/>
      <text:p text:style-name="P9">chiamata ricorsiva = schiavet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1.2.1$Linux_X86_64 LibreOffice_project/10$Build-1</meta:generator>
    <meta:editing-cycles>0</meta:editing-cycles>
    <meta:editing-duration>P0D</meta:editing-duration>
    <meta:document-statistic meta:table-count="0" meta:image-count="0" meta:object-count="0" meta:page-count="3" meta:paragraph-count="74" meta:word-count="444" meta:character-count="2829" meta:non-whitespace-character-count="2421"/>
  </office:meta>
</office:document-meta>
</file>